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36" calcext:value-type="float">
            <text:p>-6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75" calcext:value-type="float">
            <text:p>-975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6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5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default-cell-style-name="ce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C48:.C67])" office:value-type="float" office:value="891.4" calcext:value-type="float">
            <text:p>891.4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acc grant related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7])" office:value-type="float" office:value="2602.17" calcext:value-type="float">
            <text:p>2602.17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84:.C91])" office:value-type="float" office:value="-952.2" calcext:value-type="float">
            <text:p>-952.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78]; [.C92])" office:value-type="float" office:value="1649.97" calcext:value-type="float">
            <text:p>1649.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00-00-00</text:date>, <text:time style:data-style-name="N2" text:time-value="20:41:25.012541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0T20:41:57.147111338</dc:date>
    <meta:editing-duration>P2DT9H4M21S</meta:editing-duration>
    <meta:editing-cycles>321</meta:editing-cycles>
    <meta:generator>LibreOffice/6.0.7.3$Linux_X86_64 LibreOffice_project/00m0$Build-3</meta:generator>
    <meta:document-statistic meta:table-count="6" meta:cell-count="1115" meta:object-count="0"/>
  </office:meta>
</office:document-meta>
</file>